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993cm"/>
    </style:style>
    <style:style style:name="co2" style:family="table-column">
      <style:table-column-properties fo:break-before="auto" style:column-width="10.156cm"/>
    </style:style>
    <style:style style:name="co3" style:family="table-column">
      <style:table-column-properties fo:break-before="auto" style:column-width="10.402cm"/>
    </style:style>
    <style:style style:name="co4" style:family="table-column">
      <style:table-column-properties fo:break-before="auto" style:column-width="9.885cm"/>
    </style:style>
    <style:style style:name="co5" style:family="table-column">
      <style:table-column-properties fo:break-before="auto" style:column-width="8.659cm"/>
    </style:style>
    <style:style style:name="co6" style:family="table-column">
      <style:table-column-properties fo:break-before="auto" style:column-width="10.183cm"/>
    </style:style>
    <style:style style:name="co7" style:family="table-column">
      <style:table-column-properties fo:break-before="auto" style:column-width="2.404cm"/>
    </style:style>
    <style:style style:name="ro1" style:family="table-row">
      <style:table-row-properties style:row-height="0.499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632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3.658cm" fo:break-before="auto" style:use-optimal-row-height="true"/>
    </style:style>
    <style:style style:name="ro8" style:family="table-row">
      <style:table-row-properties style:row-height="8.398cm" fo:break-before="auto" style:use-optimal-row-height="true"/>
    </style:style>
    <style:style style:name="ro9" style:family="table-row">
      <style:table-row-properties style:row-height="12.741cm" fo:break-before="auto" style:use-optimal-row-height="true"/>
    </style:style>
    <style:style style:name="ro10" style:family="table-row">
      <style:table-row-properties style:row-height="8.003cm" fo:break-before="auto" style:use-optimal-row-height="true"/>
    </style:style>
    <style:style style:name="ro11" style:family="table-row">
      <style:table-row-properties style:row-height="2.08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3.579cm" fo:break-before="auto" style:use-optimal-row-height="true"/>
    </style:style>
    <style:style style:name="ro14" style:family="table-row">
      <style:table-row-properties style:row-height="5.239cm" fo:break-before="auto" style:use-optimal-row-height="true"/>
    </style:style>
    <style:style style:name="ro15" style:family="table-row">
      <style:table-row-properties style:row-height="1.289cm" fo:break-before="auto" style:use-optimal-row-height="true"/>
    </style:style>
    <style:style style:name="ro16" style:family="table-row">
      <style:table-row-properties style:row-height="1.685cm" fo:break-before="auto" style:use-optimal-row-height="true"/>
    </style:style>
    <style:style style:name="ro17" style:family="table-row">
      <style:table-row-properties style:row-height="3.263cm" fo:break-before="auto" style:use-optimal-row-height="true"/>
    </style:style>
    <style:style style:name="ro18" style:family="table-row">
      <style:table-row-properties style:row-height="4.053cm" fo:break-before="auto" style:use-optimal-row-height="true"/>
    </style:style>
    <style:style style:name="ro19" style:family="table-row">
      <style:table-row-properties style:row-height="2.473cm" fo:break-before="auto" style:use-optimal-row-height="true"/>
    </style:style>
    <style:style style:name="ro20" style:family="table-row">
      <style:table-row-properties style:row-height="0.497cm" fo:break-before="auto" style:use-optimal-row-height="true"/>
    </style:style>
    <style:style style:name="ro21" style:family="table-row">
      <style:table-row-properties style:row-height="0.452cm" fo:break-before="auto" style:use-optimal-row-height="true"/>
    </style:style>
    <style:style style:name="ro22" style:family="table-row">
      <style:table-row-properties style:row-height="0.4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c0c0c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transparent" fo:padding="0.071cm" style:vertical-align="top"/>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Microsoft YaHei" style:font-size-asian="10pt" style:font-style-asian="normal" style:font-weight-asian="normal" style:font-name-complex="Mangal1" style:font-size-complex="10pt" style:font-style-complex="normal" style:font-weight-complex="normal"/>
    </style:style>
    <style:style style:name="ce29" style:family="table-cell" style:parent-style-name="Default">
      <style:table-cell-properties style:vertical-align="top"/>
    </style:style>
    <style:style style:name="ce30"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1" style:family="table-cell" style:parent-style-name="Default">
      <style:table-cell-properties style:vertical-align="bottom"/>
    </style:style>
    <style:style style:name="ce32"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style:style style:name="T4" style:family="text">
      <style:text-properties style:font-name-asian="Microsoft YaHei" style:font-name-complex="Mangal1"/>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default-cell-style-name="ce7"/>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2" table:default-cell-style-name="ce15"/>
        <table:table-column table:style-name="co6" table:default-cell-style-name="ce7"/>
        <table:table-column table:style-name="co7" table:number-columns-repeated="250" table:default-cell-style-name="ce7"/>
        <table:table-column table:style-name="co7" table:number-columns-repeated="767" table:default-cell-style-name="ce32"/>
        <table:table-row table:style-name="ro1">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style-name="ce25" office:value-type="string">
            <text:p>hi</text:p>
          </table:table-cell>
          <table:table-cell table:number-columns-repeated="1017"/>
        </table:table-row>
        <table:table-row table:style-name="ro1">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style-name="ce26" office:value-type="string">
            <text:p>लागू</text:p>
          </table:table-cell>
          <table:table-cell table:number-columns-repeated="1017"/>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style-name="ce26" office:value-type="string">
            <text:p>क्या यह आपका अंतिम निर्णय है?</text:p>
          </table:table-cell>
          <table:table-cell table:number-columns-repeated="1017"/>
        </table:table-row>
        <table:table-row table:style-name="ro1">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style-name="ce27" office:value-type="string">
            <text:p>रद्द</text:p>
          </table:table-cell>
          <table:table-cell table:number-columns-repeated="1017"/>
        </table:table-row>
        <table:table-row table:style-name="ro1">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style-name="ce27" office:value-type="string">
            <text:p>मिटाओ</text:p>
          </table:table-cell>
          <table:table-cell table:number-columns-repeated="1017"/>
        </table:table-row>
        <table:table-row table:style-name="ro1">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style-name="ce27" office:value-type="string">
            <text:p>निर्माता</text:p>
          </table:table-cell>
          <table:table-cell table:number-columns-repeated="1017"/>
        </table:table-row>
        <table:table-row table:style-name="ro3">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style-name="ce27" office:value-type="string">
            <text:p>निर्माता ईमेल :</text:p>
          </table:table-cell>
          <table:table-cell table:number-columns-repeated="1017"/>
        </table:table-row>
        <table:table-row table:style-name="ro3">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style-name="ce27" office:value-type="string">
            <text:p>वर्णन :</text:p>
          </table:table-cell>
          <table:table-cell table:number-columns-repeated="1017"/>
        </table:table-row>
        <table:table-row table:style-name="ro3">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style-name="ce27" office:value-type="string">
            <text:p>अपना नाम लिखिए :</text:p>
          </table:table-cell>
          <table:table-cell table:number-columns-repeated="1017"/>
        </table:table-row>
        <table:table-row table:style-name="ro1">
          <table:table-cell table:style-name="ce1" office:value-type="string">
            <text:p>FINISHED_ONLINE_MSG_NONE</text:p>
          </table:table-cell>
          <table:table-cell table:style-name="ce8" table:number-columns-repeated="3"/>
          <table:table-cell table:style-name="ce18"/>
          <table:table-cell table:style-name="ce8"/>
          <table:table-cell table:style-name="ce27"/>
          <table:table-cell table:number-columns-repeated="1017"/>
        </table:table-row>
        <table:table-row table:style-name="ro2">
          <table:table-cell table:style-name="ce1" office:value-type="string">
            <text:p>FINISHED_ONLINE_MSG_READY</text:p>
          </table:table-cell>
          <table:table-cell table:style-name="ce8" office:value-type="string">
            <text:p>Your game has been successfully submitted.</text:p>
          </table:table-cell>
          <table:table-cell table:style-name="ce8" office:value-type="string">
            <text:p>Ваша игра была успешно добавлена в сетевой рейтинг.</text:p>
          </table:table-cell>
          <table:table-cell table:style-name="ce8" office:value-type="string">
            <text:p>Bitte warten Sie, bis der Server das Spiel geprüft hat.</text:p>
          </table:table-cell>
          <table:table-cell table:style-name="ce18"/>
          <table:table-cell table:style-name="ce8"/>
          <table:table-cell table:style-name="ce27" office:value-type="string">
            <text:p>आपका खेल सफलता पूर्वक ऑनलाइन रेट कर दिया गया है | </text:p>
          </table:table-cell>
          <table:table-cell table:number-columns-repeated="1017"/>
        </table:table-row>
        <table:table-row table:style-name="ro4">
          <table:table-cell table:style-name="ce1" office:value-type="string">
            <text:p>FINISHED_ONLINE_MSG_WAITING</text:p>
          </table:table-cell>
          <table:table-cell table:style-name="ce8" office:value-type="string">
            <text:p>Please, wait while the server validates your game.</text:p>
          </table:table-cell>
          <table:table-cell table:style-name="ce8" office:value-type="string">
            <text:p>Пожалуйста, подождите, пока сервер подтверждает вашу игру.</text:p>
          </table:table-cell>
          <table:table-cell table:style-name="ce8" office:value-type="string">
            <text:p>Ihr spiel wurde erfolgreich übertragen.</text:p>
          </table:table-cell>
          <table:table-cell table:style-name="ce18"/>
          <table:table-cell table:style-name="ce8"/>
          <table:table-cell table:style-name="ce27" office:value-type="string">
            <text:p>कृपया सर्वर द्वारा आपके खेल प्रमाणित होने का इंतज़ार कीजिये |</text:p>
          </table:table-cell>
          <table:table-cell table:number-columns-repeated="1017"/>
        </table:table-row>
        <table:table-row table:style-name="ro1">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style-name="ce27" office:value-type="string">
            <text:p>जीत</text:p>
          </table:table-cell>
          <table:table-cell table:number-columns-repeated="1017"/>
        </table:table-row>
        <table:table-row table:style-name="ro1">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style-name="ce27" office:value-type="string">
            <text:p>हार</text:p>
          </table:table-cell>
          <table:table-cell table:number-columns-repeated="1017"/>
        </table:table-row>
        <table:table-row table:style-name="ro4">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style-name="ce27" office:value-type="string">
            <text:p>जो खाका आपने पिछली बार खेला था वह उपलभ्द नहीं है कृपया कोई और चुने</text:p>
          </table:table-cell>
          <table:table-cell table:number-columns-repeated="1017"/>
        </table:table-row>
        <table:table-row table:style-name="ro4">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style-name="ce27" office:value-type="string">
            <text:p>खाका अब उपलभ्द नहीं है | save file प्रयोग नहीं करी जा सकती|</text:p>
          </table:table-cell>
          <table:table-cell table:number-columns-repeated="1017"/>
        </table:table-row>
        <table:table-row table:style-name="ro3">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style-name="ce27" office:value-type="string">
            <text:p>ये बदलाव खेल को बीच में रोक देगा |</text:p>
          </table:table-cell>
          <table:table-cell table:number-columns-repeated="1017"/>
        </table:table-row>
        <table:table-row table:style-name="ro1">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style-name="ce27" office:value-type="string">
            <text:p>सारी कठिनाईया</text:p>
          </table:table-cell>
          <table:table-cell table:number-columns-repeated="1017"/>
        </table:table-row>
        <table:table-row table:style-name="ro1">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परिक</text:p>
          </table:table-cell>
          <table:table-cell table:number-columns-repeated="1017"/>
        </table:table-row>
        <table:table-row table:style-name="ro1">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style-name="ce27" office:value-type="string">
            <text:p>आसन</text:p>
          </table:table-cell>
          <table:table-cell table:number-columns-repeated="1017"/>
        </table:table-row>
        <table:table-row table:style-name="ro1">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style-name="ce27" office:value-type="string">
            <text:p>हल्की कठनाई</text:p>
          </table:table-cell>
          <table:table-cell table:number-columns-repeated="1017"/>
        </table:table-row>
        <table:table-row table:style-name="ro1">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style-name="ce27" office:value-type="string">
            <text:p>बीता समय</text:p>
          </table:table-cell>
          <table:table-cell table:number-columns-repeated="1017"/>
        </table:table-row>
        <table:table-row table:style-name="ro1">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style-name="ce27" office:value-type="string">
            <text:p>खेल का प्रकार और खाका</text:p>
          </table:table-cell>
          <table:table-cell table:number-columns-repeated="1017"/>
        </table:table-row>
        <table:table-row table:style-name="ro3">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style-name="ce27" office:value-type="string">
            <text:p>खेल को संचित कर दिया गया है : “ %s” </text:p>
          </table:table-cell>
          <table:table-cell table:number-columns-repeated="1017"/>
        </table:table-row>
        <table:table-row table:style-name="ro1">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style-name="ce27" office:value-type="string">
            <text:p>सुझाव</text:p>
          </table:table-cell>
          <table:table-cell table:number-columns-repeated="1017"/>
        </table:table-row>
        <table:table-row table:style-name="ro1">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style-name="ce27" office:value-type="string">
            <text:p>सूचना</text:p>
          </table:table-cell>
          <table:table-cell table:number-columns-repeated="1017"/>
        </table:table-row>
        <table:table-row table:style-name="ro1">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खेल </text:p>
          </table:table-cell>
          <table:table-cell table:number-columns-repeated="1017"/>
        </table:table-row>
        <table:table-row table:style-name="ro1">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style-name="ce27" office:value-type="string">
            <text:p>प्रस्थान करे</text:p>
          </table:table-cell>
          <table:table-cell table:number-columns-repeated="1017"/>
        </table:table-row>
        <table:table-row table:style-name="ro3">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style-name="ce27" office:value-type="string">
            <text:p>हटाई गयी टाइल / एक साथ</text:p>
          </table:table-cell>
          <table:table-cell table:number-columns-repeated="1017"/>
        </table:table-row>
        <table:table-row table:style-name="ro1">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style-name="ce27" office:value-type="string">
            <text:p>पुनः प्रारंभ</text:p>
          </table:table-cell>
          <table:table-cell table:number-columns-repeated="1017"/>
        </table:table-row>
        <table:table-row table:style-name="ro1">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style-name="ce27" office:value-type="string">
            <text:p>संचय करे</text:p>
          </table:table-cell>
          <table:table-cell table:number-columns-repeated="1017"/>
        </table:table-row>
        <table:table-row table:style-name="ro1">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style-name="ce27" office:value-type="string">
            <text:p>मूल प्रति</text:p>
          </table:table-cell>
          <table:table-cell table:number-columns-repeated="1017"/>
        </table:table-row>
        <table:table-row table:style-name="ro1">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style-name="ce27" office:value-type="string">
            <text:p>फेटो</text:p>
          </table:table-cell>
          <table:table-cell table:number-columns-repeated="1017"/>
        </table:table-row>
        <table:table-row table:style-name="ro1">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style-name="ce27" office:value-type="string">
            <text:p>ध्वनि</text:p>
          </table:table-cell>
          <table:table-cell table:number-columns-repeated="1017"/>
        </table:table-row>
        <table:table-row table:style-name="ro1">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style-name="ce27" office:value-type="string">
            <text:p>नया खेल प्रारम्भ करे</text:p>
          </table:table-cell>
          <table:table-cell table:number-columns-repeated="1017"/>
        </table:table-row>
        <table:table-row table:style-name="ro1">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style-name="ce27" office:value-type="string">
            <text:p>आकंडे</text:p>
          </table:table-cell>
          <table:table-cell table:number-columns-repeated="1017"/>
        </table:table-row>
        <table:table-row table:style-name="ro1">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style-name="ce27" office:value-type="string">
            <text:p>टाइल जोड़ी जो आप हटा सकते है</text:p>
          </table:table-cell>
          <table:table-cell table:number-columns-repeated="1017"/>
        </table:table-row>
        <table:table-row table:style-name="ro1">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style-name="ce27" office:value-type="string">
            <text:p>हर शैली के खेल</text:p>
          </table:table-cell>
          <table:table-cell table:number-columns-repeated="1017"/>
        </table:table-row>
        <table:table-row table:style-name="ro5">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style-name="ce27" office:value-type="string">
            <text:p>शिसेन शो</text:p>
          </table:table-cell>
          <table:table-cell table:number-columns-repeated="1017"/>
        </table:table-row>
        <table:table-row table:style-name="ro3">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style-name="ce27" office:value-type="string">
            <text:p>शिसेन शो + गुरुत्वाकर्षण</text:p>
          </table:table-cell>
          <table:table-cell table:number-columns-repeated="1017"/>
        </table:table-row>
        <table:table-row table:style-name="ro3">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style-name="ce27" office:value-type="string">
            <text:p>शिसेन शो + जी</text:p>
          </table:table-cell>
          <table:table-cell table:number-columns-repeated="1017"/>
        </table:table-row>
        <table:table-row table:style-name="ro1">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style-name="ce27" office:value-type="string">
            <text:p>सोलिटैरे</text:p>
          </table:table-cell>
          <table:table-cell table:number-columns-repeated="1017"/>
        </table:table-row>
        <table:table-row table:style-name="ro1">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style-name="ce27" office:value-type="string">
            <text:p>अनडू</text:p>
          </table:table-cell>
          <table:table-cell table:number-columns-repeated="1017"/>
        </table:table-row>
        <table:table-row table:style-name="ro1">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style-name="ce27" office:value-type="string">
            <text:p>कस्टम</text:p>
          </table:table-cell>
          <table:table-cell table:number-columns-repeated="1017"/>
        </table:table-row>
        <table:table-row table:style-name="ro1">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style-name="ce27" office:value-type="string">
            <text:p>ज्यादा</text:p>
          </table:table-cell>
          <table:table-cell table:number-columns-repeated="1017"/>
        </table:table-row>
        <table:table-row table:style-name="ro1">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style-name="ce27" office:value-type="string">
            <text:p>कम</text:p>
          </table:table-cell>
          <table:table-cell table:number-columns-repeated="1017"/>
        </table:table-row>
        <table:table-row table:style-name="ro1">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style-name="ce27" office:value-type="string">
            <text:p>सामान्य</text:p>
          </table:table-cell>
          <table:table-cell table:number-columns-repeated="1017"/>
        </table:table-row>
        <table:table-row table:style-name="ro4">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style-name="ce27" office:value-type="string">
            <text:p>आपका हार्डवेयर शेडर मॉडल २.० नहीं चला सकता |इसके कारण एप्लीकेशन बंद हो सकती है | <text:s text:c="2"/></text:p>
          </table:table-cell>
          <table:table-cell table:number-columns-repeated="1017"/>
        </table:table-row>
        <table:table-row table:style-name="ro1">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style-name="ce27" office:value-type="string">
            <text:p>जानकारी</text:p>
          </table:table-cell>
          <table:table-cell table:number-columns-repeated="1017"/>
        </table:table-row>
        <table:table-row table:style-name="ro1">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style-name="ce27" office:value-type="string">
            <text:p><text:a xlink:href="http://opengamestudio.org/lang/en/ogs-mahjong" xlink:type="simple">http://opengamestudio.org/lang/en/ogs-mahjong</text:a></text:p>
          </table:table-cell>
          <table:table-cell table:number-columns-repeated="1017"/>
        </table:table-row>
        <table:table-row table:style-name="ro6">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style-name="ce27" office:value-type="string">
            <text:p>यह एक प्रसिद्ध महजोंग सोलिटैरे खेल है |यह ओपन सोर्स RPG की ओर जाने वाली राह में हमारा (OGS दल) पहला कदम है| </text:p>
            <text:p/>
            <text:p>Web page:</text:p>
            <text:p>[window='Info/LinkHome']</text:p>
          </table:table-cell>
          <table:table-cell table:number-columns-repeated="1017"/>
        </table:table-row>
        <table:table-row table:style-name="ro1">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style-name="ce27" office:value-type="string">
            <text:p>आभार</text:p>
          </table:table-cell>
          <table:table-cell table:number-columns-repeated="1017"/>
        </table:table-row>
        <table:table-row table:style-name="ro7">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style-name="ce27" office:value-type="string">
            <text:p>-Ogre3d दल को इंजन और सहायता के लिए </text:p>
            <text:p>-Lightfeather दल को उनकी सहायता के लिए क्यूकि फ़िलहाल ये खेल इन्ही के इंजन पर आधारित है</text:p>
            <text:p><text:s/>-OpenAL -Soft/ALURE के डेवलपर KittyCat ko </text:p>
            <text:p>बहुत बहुत धन्यवाद |</text:p>
            <text:p>CrazyEddie को अच्छे GUI के लिए विशेष धन्यवाद| </text:p>
          </table:table-cell>
          <table:table-cell table:number-columns-repeated="1017"/>
        </table:table-row>
        <table:table-row table:style-name="ro1">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style-name="ce27" office:value-type="string">
            <text:p>अनुज्ञापत्र</text:p>
          </table:table-cell>
          <table:table-cell table:number-columns-repeated="1017"/>
        </table:table-row>
        <table:table-row table:style-name="ro8">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style-name="ce27"/>
          <table:table-cell table:number-columns-repeated="1017"/>
        </table:table-row>
        <table:table-row table:style-name="ro1">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style-name="ce27" office:value-type="string">
            <text:p>नियम</text:p>
          </table:table-cell>
          <table:table-cell table:number-columns-repeated="1017"/>
        </table:table-row>
        <table:table-row table:style-name="ro1">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style-name="ce27" office:value-type="string">
            <text:p><text:s text:c="4"/>सौलिटैरे</text:p>
          </table:table-cell>
          <table:table-cell table:number-columns-repeated="1017"/>
        </table:table-row>
        <table:table-row table:style-name="ro9">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style-name="ce27" office:value-type="string">
            <text:p>महजोंग सोलिटैरे</text:p>
            <text:p>इस खेल का मकसद हर एक समान टाइल की जोडियो को चुन कर हटाना और खेल शेत्र को खली करना |एक टाइल को तभी हटाया जा सकता है जब उसके दये , बाये व उपर कोई दूसरी टाइल ना हो |</text:p>
            <text:p>[image='set:Rules image:Mahjong']</text:p>
            <text:p/>
            <text:p>प्रसिद्ध महजोंग टाइल्स :</text:p>
            <text:p>१. बम्बू - टाइल्स के भाव १ से ९ तक होते है | बम्बू टाइल्स जिनका एक समान रंग हो या एक ही भाव हो वो एक सामान होती है |</text:p>
            <text:p>२. चिह्न - टाइल्स के भाव १ से ९ तक होते है | चिह्न टाइल्स जिनका एक समान रंग हो या एक सामान भाव हो वो एक समान होती है |</text:p>
            <text:p>३. बिंदु - टाइल्स के भाव १ से ९ तक होते है | बिंदु टाइल्स जिनका एक समान रंग हो या एक सामान भाव हो वो एक समान होती है |</text:p>
            <text:p>४. ड्रैगन्स - भिन्न रंगों की ३ टाइल्स |ड्रैगन टाइल्स जिनका एक समान रंग हो या एक सामान भाव हो वो एक समान होती है |</text:p>
            <text:p>५. हवाए - ४ टुकड़े जिन पर दुनिया के अलग अलग कोने के चिन्ह अंकित हो | हवा टाइल जिन पर एक सामान चिह्न हो वह एक सामान होती है | </text:p>
            <text:p>६. ऋतुये - ४ टुकड़े जो हर ऋतु को दर्शाए | हर ऋतु कि टाइल समान होती है |</text:p>
            <text:p>७. फूल - ४ टुकड़े जिन पर फूलो के चित्र हो | हर फूल वाली टाइल एक सामान होती है|</text:p>
            <text:p/>
            <text:p>हर प्रसंग की टाइल एक दुसरे से भिन्न लग सकती है |</text:p>
          </table:table-cell>
          <table:table-cell table:number-columns-repeated="1017"/>
        </table:table-row>
        <table:table-row table:style-name="ro1">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style-name="ce27" office:value-type="string">
            <text:p><text:s text:c="4"/>शिसेन शो</text:p>
          </table:table-cell>
          <table:table-cell table:number-columns-repeated="1017"/>
        </table:table-row>
        <table:table-row table:style-name="ro10">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style-name="ce27" office:value-type="string">
            <text:p>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text:p>
            <text:p><text:span text:style-name="T2">[image='set:Rules image:ShisenSho']</text:span></text:p>
            <text:p><text:span text:style-name="T2">[image='set:Rules image:ShisenSho2']</text:span></text:p>
            <text:p/>
            <text:p>गुरुत्वाकर्षण के साथ 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हर चाल के बाद जो टाइल्स ताल पर मुक्त होती है उन्हें दूसरी टाइल्स के नीचे दाल दिया जायेगा|</text:p>
          </table:table-cell>
          <table:table-cell table:number-columns-repeated="1017"/>
        </table:table-row>
        <table:table-row table:style-name="ro1">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style-name="ce27" office:value-type="string">
            <text:p>निरीक्षण</text:p>
          </table:table-cell>
          <table:table-cell table:number-columns-repeated="1017"/>
        </table:table-row>
        <table:table-row table:style-name="ro11">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style-name="ce27" office:value-type="string">
            <text:p>आप OGS Mahjong का एक अस्थिर भाग चला रहे है |क्या आप आप इस निरीक्षण में भाग लेना चाहेंगे जिससे हम खेल को और अच्छा बना सके ?</text:p>
            <text:p/>
            <text:p><text:span text:style-name="T2">[window='Info/LinkSurvey']</text:span></text:p>
          </table:table-cell>
          <table:table-cell table:number-columns-repeated="1017"/>
        </table:table-row>
        <table:table-row table:style-name="ro1">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style-name="ce27" office:value-type="string">
            <text:p>दल</text:p>
          </table:table-cell>
          <table:table-cell table:number-columns-repeated="1017"/>
        </table:table-row>
        <table:table-row table:style-name="ro1">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style-name="ce27" office:value-type="string">
            <text:p><text:s text:c="4"/>निर्माण</text:p>
          </table:table-cell>
          <table:table-cell table:number-columns-repeated="1017"/>
        </table:table-row>
        <table:table-row table:style-name="ro12">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style-name="ce28" office:value-type="string">
            <text:p><text:span text:style-name="T4">[image='set:Logos image:OGS']</text:span><text:span text:style-name="T4">दल</text:span><text:span text:style-name="T4">:</text:span></text:p>
            <text:p><text:span text:style-name="T4">मिचैल कपेलको </text:span><text:span text:style-name="T4">- </text:span><text:span text:style-name="T4">कोडिंग और और मूल तत्व</text:span></text:p>
            <text:p><text:span text:style-name="T4">इवान कोर्य्स्तीं </text:span><text:span text:style-name="T4">- </text:span><text:span text:style-name="T4">गमेप्लय </text:span><text:span text:style-name="T4">, </text:span><text:span text:style-name="T4">मूल तत्त्व और प्रश्न</text:span><text:span text:style-name="T4">-</text:span><text:span text:style-name="T4">उत्तर</text:span></text:p>
            <text:p><text:span text:style-name="T4">तात्याना अर्तेम्येवा </text:span><text:span text:style-name="T4">- </text:span><text:span text:style-name="T4">प्रश्न</text:span><text:span text:style-name="T4">-</text:span><text:span text:style-name="T4">उत्तर</text:span></text:p>
          </table:table-cell>
          <table:table-cell table:number-columns-repeated="1017"/>
        </table:table-row>
        <table:table-row table:style-name="ro1">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style-name="ce27" office:value-type="string">
            <text:p><text:s text:c="4"/>अनुवाद</text:p>
          </table:table-cell>
          <table:table-cell table:number-columns-repeated="1017"/>
        </table:table-row>
        <table:table-row table:style-name="ro13">
          <table:table-cell table:style-name="ce1" office:value-type="string">
            <text:p>INFO_TEAM_TRANSLATION_TXT</text:p>
          </table:table-cell>
          <table:table-cell table:style-name="ce10" office:value-type="string">
            <text:p><text:span text:style-name="T1">Abhijeet Pokhriyal - Hindi translation.</text:span></text:p>
            <text:p>Ekaterina Kamshilina - German translation.</text:p>
            <text:p>Jürgen Rauscher - German translation.</text:p>
            <text:p>Dirk Pervölz - German translation.</text:p>
            <text:p>Stefan Stammberger - German translation.</text:p>
            <text:p><text:span text:style-name="T1">Miguel de Dios - Spanish translation.</text:span></text:p>
            <text:p><text:span text:style-name="T1">Thierry Delaunay - French translation.</text:span></text:p>
          </table:table-cell>
          <table:table-cell table:style-name="ce10" office:value-type="string">
            <text:p><text:span text:style-name="T1">Abhijeet Pokhriyal - перевод Хинди.</text:span></text:p>
            <text:p>Екатерина Камшилина - Немецкий перевод.</text:p>
            <text:p>Jürgen Rauscher - Немецкий перевод.</text:p>
            <text:p>Dirk Pervölz - Немецкий перевод.</text:p>
            <text:p><text:span text:style-name="T1">Stefan Stammberger - Немецкий перевод.</text:span></text:p>
            <text:p><text:span text:style-name="T1">Miguel de Dios - Испанский перевод.</text:span></text:p>
            <text:p><text:span text:style-name="T1">Thierry Delaunay - Французский перевод.</text:span></text:p>
          </table:table-cell>
          <table:table-cell table:style-name="ce10" office:value-type="string">
            <text:p><text:span text:style-name="T1">Abhijeet Pokhriyal - Hindi Übersetzung.</text:span></text:p>
            <text:p>Ekaterina Kamshilina - Deutsche Übersetzung.</text:p>
            <text:p>Jürgen Rauscher - Deutsche Übersetzung.</text:p>
            <text:p>Dirk Pervölz - Deutsche Übersetzung.</text:p>
            <text:p>Miguel de Dios - Spanische Übersetzung.</text:p>
            <text:p><text:span text:style-name="T1">Stefan Stammberger - Deutsche Übersetzung.</text:span></text:p>
            <text:p><text:span text:style-name="T1">Thierry Delaunay - Französische Übersetzung.</text:span></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ext:p>Miguel de Dios - traduction espagnole.</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style-name="ce27" office:value-type="string">
            <text:p>एकतेरिना कम्शिलिना - जर्मन अनुवाद |</text:p>
            <text:p>जुरगेन रौस्चेर - जर्मन अनुवाद को सही करा |</text:p>
            <text:p>डर्क पेर्वोल्ज़ - क्गेर्मन अनुवाद को सही करा |</text:p>
            <text:p>थिएर्र्य देलौने -फ्रेंच अनुवाद |</text:p>
            <text:p>निगुएल दे दिओस - स्पेनिश अनुवाद |</text:p>
            <text:p>अभिजीत पोखरियाल - हिंदी अनुवाद |</text:p>
          </table:table-cell>
          <table:table-cell table:number-columns-repeated="1017"/>
        </table:table-row>
        <table:table-row table:style-name="ro1">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ce29" office:value-type="string">
            <text:p>थर्ड पार्टी</text:p>
          </table:table-cell>
          <table:table-cell table:style-name="Default" table:number-columns-repeated="1017"/>
        </table:table-row>
        <table:table-row table:style-name="ro1">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style-name="ce27" office:value-type="string">
            <text:p><text:s text:c="4"/>लाइब्रेरीज़</text:p>
          </table:table-cell>
          <table:table-cell table:number-columns-repeated="1017"/>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style-name="ce30" office:value-type="string">
            <text:p><text:span text:style-name="T2">[image='set:Logos image:OGRE']</text:span></text:p>
            <text:p><text:span text:style-name="T2"><text:s/></text:span></text:p>
            <text:p><text:span text:style-name="T2">[image='set:Logos image:OpenGL']</text:span></text:p>
            <text:p><text:span text:style-name="T2"><text:s/></text:span></text:p>
            <text:p><text:span text:style-name="T2">[image='set:Logos image:CEGUI']</text:span></text:p>
            <text:p><text:span text:style-name="T2"><text:s/></text:span></text:p>
            <text:p><text:span text:style-name="T2">[image='set:Logos image:OpenAL']</text:span></text:p>
          </table:table-cell>
          <table:table-cell table:number-columns-repeated="1017"/>
        </table:table-row>
        <table:table-row table:style-name="ro1">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style-name="ce27" office:value-type="string">
            <text:p><text:s text:c="4"/>कला</text:p>
          </table:table-cell>
          <table:table-cell table:number-columns-repeated="1017"/>
        </table:table-row>
        <table:table-row table:style-name="ro10">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style-name="ce27" office:value-type="string">
            <text:p>थर्ड पार्टी संसाधन : </text:p>
            <text:p>अन्तोन चेर्नोव - कमरे का मॉडल |</text:p>
            <text:p>तिमुर मालिकिन - टाइल-हाई एंड टाइल-मेड टाइल मॉडल |</text:p>
            <text:p>राकेल रवानिनी - <text:s/>"क्लासिक” प्रकरण के चित्र |</text:p>
            <text:p>केविन मेक-लोड - "पूर्वी" और "पियानो" की सारी धुनें |</text:p>
            <text:p>धुनें “Funkorama “ ,” Neo Western” <text:s/>“Protofunk” <text:s/>जो कि “Modern” गीत माला में है |</text:p>
            <text:p>दानो - <text:s/>“Crazy from the message” ,”King or an alien” ,"Sun spark", "The time isnt right", "The wire", "Today then tomorrow" and "What you think" धुनें जो "Modern" गीत माला में है |</text:p>
            <text:p>फेंस्टर <text:s/>- “Free Software”धुन जो “Modern” गीत माला में है |</text:p>
            <text:p/>
            <text:p>आप हर थर्ड पार्टी संसाधन के बारे में और जानकारी README में पा सकते है |</text:p>
            <text:p><text:span text:style-name="T2"><text:s/></text:span></text:p>
          </table:table-cell>
          <table:table-cell table:number-columns-repeated="1017"/>
        </table:table-row>
        <table:table-row table:style-name="ro1">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style-name="ce27" office:value-type="string">
            <text:p>आपकी मदद</text:p>
          </table:table-cell>
          <table:table-cell table:number-columns-repeated="1017"/>
        </table:table-row>
        <table:table-row table:style-name="ro1">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style-name="ce27" office:value-type="string">
            <text:p><text:s text:c="4"/>दान</text:p>
          </table:table-cell>
          <table:table-cell table:number-columns-repeated="1017"/>
        </table:table-row>
        <table:table-row table:style-name="ro11">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style-name="ce27" office:value-type="string">
            <text:p>अगर आपको हमारा काम अच्छा लग्तःई तो कृपया हमे प्रोत्साहित करे और दान करे |यह हमे हमारी साईट और डोमेन के सञ्चालन में मदद करेगा |</text:p>
            <text:p>[window='Info/LinkDonate']</text:p>
          </table:table-cell>
          <table:table-cell table:number-columns-repeated="1017"/>
        </table:table-row>
        <table:table-row table:style-name="ro1">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ce29" office:value-type="string">
            <text:p><text:s text:c="4"/>हमसे जुड़े</text:p>
          </table:table-cell>
          <table:table-cell table:style-name="Default" table:number-columns-repeated="1017"/>
        </table:table-row>
        <table:table-row table:style-name="ro14">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ce31" office:value-type="string">
            <text:p>अभी केवल तीन ही स्थाई सदस्य और कई और सदस्य ओपेंसौर्स गेम स्टूडियो में शामिल है|अगर आप हमे और तेज़ी से काम करते देखना चाहते है और अच्छे खेल बनाते देखना चाहते है तो आप कृपा करके हमारे साथ जुड़े |भले ही आप पर पर्याप्त समय न हो तब भी आप हमसे जुड़ सकते है|</text:p>
            <text:p>आप और जानकारी यहाँ प्राप्त कर सकते है|</text:p>
            <text:p>[window='Info/LinkJoin']</text:p>
          </table:table-cell>
          <table:table-cell table:style-name="Default" table:number-columns-repeated="1017"/>
        </table:table-row>
        <table:table-row table:style-name="ro5">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 खेल</text:p>
          </table:table-cell>
          <table:table-cell table:number-columns-repeated="1017"/>
        </table:table-row>
        <table:table-row table:style-name="ro1">
          <table:table-cell table:style-name="ce5" office:value-type="string">
            <text:p>LOADING</text:p>
          </table:table-cell>
          <table:table-cell table:style-name="ce8" office:value-type="string">
            <text:p>Loading</text:p>
          </table:table-cell>
          <table:table-cell table:style-name="ce8" office:value-type="string">
            <text:p>Загрузка</text:p>
          </table:table-cell>
          <table:table-cell table:style-name="ce8" office:value-type="string">
            <text:p>Lade</text:p>
          </table:table-cell>
          <table:table-cell table:style-name="ce18"/>
          <table:table-cell table:style-name="ce8"/>
          <table:table-cell table:style-name="ce27"/>
          <table:table-cell table:number-columns-repeated="1017"/>
        </table:table-row>
        <table:table-row table:style-name="ro1">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style-name="ce27" office:value-type="string">
            <text:p>नहीं</text:p>
          </table:table-cell>
          <table:table-cell table:number-columns-repeated="1017"/>
        </table:table-row>
        <table:table-row table:style-name="ro1">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style-name="ce27" office:value-type="string">
            <text:p>कोई जानकारी नहीं</text:p>
          </table:table-cell>
          <table:table-cell table:number-columns-repeated="1017"/>
        </table:table-row>
        <table:table-row table:style-name="ro1">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style-name="ce27" office:value-type="string">
            <text:p>OK</text:p>
          </table:table-cell>
          <table:table-cell table:number-columns-repeated="1017"/>
        </table:table-row>
        <table:table-row table:style-name="ro4">
          <table:table-cell table:style-name="ce1" office:value-type="string">
            <text:p>ONLINE_INVALID_DIFFICULTY</text:p>
          </table:table-cell>
          <table:table-cell table:style-name="ce8" office:value-type="string">
            <text:p>The server does not support such game difficulty.</text:p>
          </table:table-cell>
          <table:table-cell table:style-name="ce8" office:value-type="string">
            <text:p>Сервер не поддерживат такую игровую сложность.</text:p>
          </table:table-cell>
          <table:table-cell table:style-name="ce8" office:value-type="string">
            <text:p>Der Server unterstützt den gewählten Schwierigkeitsgrad nicht.</text:p>
          </table:table-cell>
          <table:table-cell table:style-name="ce18"/>
          <table:table-cell table:style-name="ce8"/>
          <table:table-cell table:style-name="ce27" office:value-type="string">
            <text:p>यह सर्वर आपके स्तर की कठनाई वाला नहीं है</text:p>
          </table:table-cell>
          <table:table-cell table:number-columns-repeated="1017"/>
        </table:table-row>
        <table:table-row table:style-name="ro2">
          <table:table-cell table:style-name="ce1" office:value-type="string">
            <text:p>ONLINE_INVALID_LAYOUT</text:p>
          </table:table-cell>
          <table:table-cell table:style-name="ce8" office:value-type="string">
            <text:p>The server does not support such game layout.</text:p>
          </table:table-cell>
          <table:table-cell table:style-name="ce10" office:value-type="string">
            <text:p>Сервер не поддерживат такую игровую раскладку.</text:p>
          </table:table-cell>
          <table:table-cell table:style-name="ce8" office:value-type="string">
            <text:p>Der Server unterstützt das gewählte Layout nicht.</text:p>
          </table:table-cell>
          <table:table-cell table:style-name="ce18"/>
          <table:table-cell table:style-name="ce8"/>
          <table:table-cell table:style-name="ce27" office:value-type="string">
            <text:p>यह सर्वर इस खाका वाला नहीं है|</text:p>
          </table:table-cell>
          <table:table-cell table:number-columns-repeated="1017"/>
        </table:table-row>
        <table:table-row table:style-name="ro2">
          <table:table-cell table:style-name="ce1" office:value-type="string">
            <text:p>ONLINE_INVALID_TYPE</text:p>
          </table:table-cell>
          <table:table-cell table:style-name="ce8" office:value-type="string">
            <text:p>The server does not support such game type.</text:p>
          </table:table-cell>
          <table:table-cell table:style-name="ce10" office:value-type="string">
            <text:p>Сервер не поддерживат такой тип игры.</text:p>
          </table:table-cell>
          <table:table-cell table:style-name="ce8" office:value-type="string">
            <text:p>Der Server unterstützt den gewählten Spieltyp nicht.</text:p>
          </table:table-cell>
          <table:table-cell table:style-name="ce18"/>
          <table:table-cell table:style-name="ce8"/>
          <table:table-cell table:style-name="ce27" office:value-type="string">
            <text:p>यह सर्वर इस खेल की शैली वाला नहीं है |</text:p>
          </table:table-cell>
          <table:table-cell table:number-columns-repeated="1017"/>
        </table:table-row>
        <table:table-row table:style-name="ro1">
          <table:table-cell table:style-name="ce1" office:value-type="string">
            <text:p>ONLINE_SCORING</text:p>
          </table:table-cell>
          <table:table-cell table:style-name="ce8" office:value-type="string">
            <text:p>Online scoring</text:p>
          </table:table-cell>
          <table:table-cell table:style-name="ce8" office:value-type="string">
            <text:p>Сетевой рейтинг</text:p>
          </table:table-cell>
          <table:table-cell table:style-name="ce8" office:value-type="string">
            <text:p>Online Highscores.</text:p>
          </table:table-cell>
          <table:table-cell table:style-name="ce18"/>
          <table:table-cell table:style-name="ce8"/>
          <table:table-cell table:style-name="ce27"/>
          <table:table-cell table:number-columns-repeated="1017"/>
        </table:table-row>
        <table:table-row table:style-name="ro3">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style-name="ce27" office:value-type="string">
            <text:p>क्या आप निकास से पहले खेल को संचित करना चाहते है |</text:p>
          </table:table-cell>
          <table:table-cell table:number-columns-repeated="1017"/>
        </table:table-row>
        <table:table-row table:style-name="ro3">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style-name="ce27" office:value-type="string">
            <text:p>एंटी-एलिएसिंग</text:p>
          </table:table-cell>
          <table:table-cell table:number-columns-repeated="1017"/>
        </table:table-row>
        <table:table-row table:style-name="ro1">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style-name="ce27" office:value-type="string">
            <text:p>आवाज़</text:p>
          </table:table-cell>
          <table:table-cell table:number-columns-repeated="1017"/>
        </table:table-row>
        <table:table-row table:style-name="ro1">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style-name="ce27" office:value-type="string">
            <text:p>कैमरा की सजीवता</text:p>
          </table:table-cell>
          <table:table-cell table:number-columns-repeated="1017"/>
        </table:table-row>
        <table:table-row table:style-name="ro1">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style-name="ce27" office:value-type="string">
            <text:p>नियंत्रण</text:p>
          </table:table-cell>
          <table:table-cell table:number-columns-repeated="1017"/>
        </table:table-row>
        <table:table-row table:style-name="ro4">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style-name="ce27" office:value-type="string">
            <text:p>जितना बड़ा एंटी-एलिएसिंग का भाव होगा ,वास्तु के कोने उतने ही चिकने होंगे|</text:p>
          </table:table-cell>
          <table:table-cell table:number-columns-repeated="1017"/>
        </table:table-row>
        <table:table-row table:style-name="ro1">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style-name="ce27" office:value-type="string">
            <text:p>खेल की आवाज़</text:p>
          </table:table-cell>
          <table:table-cell table:number-columns-repeated="1017"/>
        </table:table-row>
        <table:table-row table:style-name="ro15">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style-name="ce27" office:value-type="string">
            <text:p>कैमरा की सजीवता खेल की शुरुआत , अंत , रुकने और चलने पर दिखाई देगी |हर दृश्य में कैमरा की सज्वीवता नहीं है |</text:p>
          </table:table-cell>
          <table:table-cell table:number-columns-repeated="1017"/>
        </table:table-row>
        <table:table-row table:style-name="ro16">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style-name="ce27" office:value-type="string">
            <text:p>प्रसिद्ध कठनाई वाले खेल में पूरा महजोंग टाइल सेट होगा |इससे कम कठनाई वाले खेलो में कम टाइल्स होंगी|</text:p>
          </table:table-cell>
          <table:table-cell table:number-columns-repeated="1017"/>
        </table:table-row>
        <table:table-row table:style-name="ro4">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style-name="ce27" office:value-type="string">
            <text:p>अगर सुविधा ऑन है तो कैमरा माउस हिलने पर हल्का सा हिलता है |</text:p>
          </table:table-cell>
          <table:table-cell table:number-columns-repeated="1017"/>
        </table:table-row>
        <table:table-row table:style-name="ro1">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style-name="ce27" office:value-type="string">
            <text:p>कैमरा के हिलने का माप</text:p>
          </table:table-cell>
          <table:table-cell table:number-columns-repeated="1017"/>
        </table:table-row>
        <table:table-row table:style-name="ro3">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style-name="ce27" office:value-type="string">
            <text:p>पूरी स्क्रीन को खेल के लिए उपयोग करे |</text:p>
          </table:table-cell>
          <table:table-cell table:number-columns-repeated="1017"/>
        </table:table-row>
        <table:table-row table:style-name="ro17">
          <table:table-cell table:style-name="ce1" office:value-type="string">
            <text:p>SETTINGS_DESC_GAME</text:p>
          </table:table-cell>
          <table:table-cell table:style-name="ce8" office:value-type="string">
            <text:p>Game behaviour</text:p>
            <text:p><text:s/></text:p>
            <text:p><text:span text:style-name="T1">ATTENTION! Online scoring login and password are stored in plain text in "online" file located in OGS Mahjong settings directory. Never share it with anyone.</text:span></text:p>
            <text:p><text:span text:style-name="T1"><text:s/></text:span></text:p>
            <text:p><text:span text:style-name="T1">[window='Settings/OpenSettingsDir']</text:span></text:p>
          </table:table-cell>
          <table:table-cell table:style-name="ce8" office:value-type="string">
            <text:p>Поведение игры</text:p>
            <text:p><text:s/></text:p>
            <text:p><text:span text:style-name="T1">ВНИМАНИЕ! Ваши логин и пароль сетевого рейтинга хранятся прямым текстом в файле "online", находящемся в директории настроек OGS Mahjong. Никогда никому его не давайте.</text:span></text:p>
            <text:p><text:span text:style-name="T1"><text:s/></text:span></text:p>
            <text:p><text:span text:style-name="T1">[window='Settings/OpenSettingsDir']</text:span></text:p>
          </table:table-cell>
          <table:table-cell table:style-name="ce8" office:value-type="string">
            <text:p>Spielverhalten</text:p>
            <text:p><text:s/></text:p>
            <text:p>ACHTUNG! Ihr Benutzername und Passwort wird im Klartext in der Datei “online” im OGS Mahjong Einstellungsordner abgelegt. Teilen Sie diese Datei niemals mit anderen Personen.</text:p>
            <text:p><text:s/></text:p>
            <text:p><text:span text:style-name="T1">[window='Settings/OpenSettingsDir']</text:span></text:p>
          </table:table-cell>
          <table:table-cell table:style-name="ce18" office:value-type="string">
            <text:p>Comportement du jeu</text:p>
            <text:p><text:span text:style-name="T1">[window='Settings/OpenSettingsDir']</text:span></text:p>
          </table:table-cell>
          <table:table-cell table:style-name="ce8" office:value-type="string">
            <text:p>Comportamiento del juego</text:p>
            <text:p><text:span text:style-name="T1">[window='Settings/OpenSettingsDir']</text:span></text:p>
          </table:table-cell>
          <table:table-cell table:style-name="ce27" office:value-type="string">
            <text:p>खेल का व्यवहार</text:p>
            <text:p><text:span text:style-name="T1">[window='Settings/OpenSettingsDir']</text:span></text:p>
          </table:table-cell>
          <table:table-cell table:number-columns-repeated="1017"/>
        </table:table-row>
        <table:table-row table:style-name="ro15">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style-name="ce27" office:value-type="string">
            <text:p>सामन्य आवाज़ के कंट्रोल्स आवाज़ सांभर और गीत दोनों की तीव्रता को सँभालते है| </text:p>
          </table:table-cell>
          <table:table-cell table:number-columns-repeated="1017"/>
        </table:table-row>
        <table:table-row table:style-name="ro16">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style-name="ce27" office:value-type="string">
            <text:p>हर एक माप को स्वयं बदले के लिए कस्टम चुने अथवा इनमे से एक श्रेणी को चुने |</text:p>
          </table:table-cell>
          <table:table-cell table:number-columns-repeated="1017"/>
        </table:table-row>
        <table:table-row table:style-name="ro4">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style-name="ce27" office:value-type="string">
            <text:p>टाइल्स की परतों को आसानी से पहचानने के लिए उन्हें चिह्नांकित करे |</text:p>
          </table:table-cell>
          <table:table-cell table:number-columns-repeated="1017"/>
        </table:table-row>
        <table:table-row table:style-name="ro1">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style-name="ce27" office:value-type="string">
            <text:p>खेल की भाषा</text:p>
          </table:table-cell>
          <table:table-cell table:number-columns-repeated="1017"/>
        </table:table-row>
        <table:table-row table:style-name="ro4">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style-name="ce27" office:value-type="string">
            <text:p>जितनी ज्यादा संवेदनशीलता उतनी तेज़ी से माउस चलेगा</text:p>
          </table:table-cell>
          <table:table-cell table:number-columns-repeated="1017"/>
        </table:table-row>
        <table:table-row table:style-name="ro15">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style-name="ce27" office:value-type="string">
            <text:p>गीत माला में भिन्न प्रकार के गीत है | अगर आप सबको बंद कर देंगे तो कोई गीत नहीं बजेगा |</text:p>
          </table:table-cell>
          <table:table-cell table:number-columns-repeated="1017"/>
        </table:table-row>
        <table:table-row table:style-name="ro1">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style-name="ce27" office:value-type="string">
            <text:p>गीतों की तीव्रता </text:p>
          </table:table-cell>
          <table:table-cell table:number-columns-repeated="1017"/>
        </table:table-row>
        <table:table-row table:style-name="ro4">
          <table:table-cell table:style-name="ce1" office:value-type="string">
            <text:p>SETTINGS_DESC_ONLINE</text:p>
          </table:table-cell>
          <table:table-cell table:style-name="ce8" office:value-type="string">
            <text:p>When you play an online scored game your result is available in the global scoring table.</text:p>
          </table:table-cell>
          <table:table-cell table:style-name="ce8" office:value-type="string">
            <text:p>В случае игры с сетевым рейтингом ваш результат доступен в глобальном рейтинге.</text:p>
          </table:table-cell>
          <table:table-cell table:style-name="ce8" office:value-type="string">
            <text:p>Wenn Sie ein bewertetes Online-Spiel spielen, wird Ihr Highscore weltweit online einsehbar sein.</text:p>
          </table:table-cell>
          <table:table-cell table:style-name="ce18"/>
          <table:table-cell table:style-name="ce8"/>
          <table:table-cell table:style-name="ce27"/>
          <table:table-cell table:number-columns-repeated="1017"/>
        </table:table-row>
        <table:table-row table:style-name="ro1">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style-name="ce27" office:value-type="string">
            <text:p>केवल क्षैतिज झुकाव </text:p>
          </table:table-cell>
          <table:table-cell table:number-columns-repeated="1017"/>
        </table:table-row>
        <table:table-row table:style-name="ro16">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style-name="ce27" office:value-type="string">
            <text:p>खेल विंडो की रेसोल्यूशन | इसमें कई मान्य रेसोल्यूशन है और अगर अभी वाली रेसोलुतिओं मान्य नहीं है तो वेह आखरी पंक्ति में मौजूद है| विंडो का आकर बदलते ही आपको अंतर दिख जायेगा|</text:p>
          </table:table-cell>
          <table:table-cell table:number-columns-repeated="1017"/>
        </table:table-row>
        <table:table-row table:style-name="ro11">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style-name="ce27" office:value-type="string">
            <text:p>जब कैमरे पर रोक लगी हो तो वह केवल उतना ही हिलेगा जितने में खेल खेलने में आसानी हो |पर अगर आप चाहे तो यह रोक हटा सकते है |</text:p>
          </table:table-cell>
          <table:table-cell table:number-columns-repeated="1017"/>
        </table:table-row>
        <table:table-row table:style-name="ro4">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style-name="ce27" office:value-type="string">
            <text:p>दृश्य टाइल्स के रूप को निर्धारित करता है |</text:p>
          </table:table-cell>
          <table:table-cell table:number-columns-repeated="1017"/>
        </table:table-row>
        <table:table-row table:style-name="ro4">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style-name="ce27" office:value-type="string">
            <text:p>अगर इसे ऑन करा तो वस्तुए ज्यादा सहेज लगेंगी |</text:p>
          </table:table-cell>
          <table:table-cell table:number-columns-repeated="1017"/>
        </table:table-row>
        <table:table-row table:style-name="ro3">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style-name="ce27" office:value-type="string">
            <text:p>अगर इसे ऑन करा तो वस्तुओ की परछाई दिखेगी |</text:p>
          </table:table-cell>
          <table:table-cell table:number-columns-repeated="1017"/>
        </table:table-row>
        <table:table-row table:style-name="ro3">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style-name="ce27" office:value-type="string">
            <text:p>ध्वनी की तीव्रता |</text:p>
          </table:table-cell>
          <table:table-cell table:number-columns-repeated="1017"/>
        </table:table-row>
        <table:table-row table:style-name="ro3">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style-name="ce27" office:value-type="string">
            <text:p>यह वस्तुओ की बुनावट की चिकनाई निर्धारित करती है |</text:p>
          </table:table-cell>
          <table:table-cell table:number-columns-repeated="1017"/>
        </table:table-row>
        <table:table-row table:style-name="ro4">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style-name="ce27" office:value-type="string">
            <text:p>मूल विषय टाइल्स की दिखावट और जीत/हार की धुनों को निर्धारित करता है |</text:p>
          </table:table-cell>
          <table:table-cell table:number-columns-repeated="1017"/>
        </table:table-row>
        <table:table-row table:style-name="ro1">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style-name="ce27" office:value-type="string">
            <text:p>खेल की दिखावट</text:p>
          </table:table-cell>
          <table:table-cell table:number-columns-repeated="1017"/>
        </table:table-row>
        <table:table-row table:style-name="ro4">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style-name="ce27" office:value-type="string">
            <text:p>जितनी ज्यादा गुणवत्ता टाइल्स उतनी ही बेहतर दिखेंगी |</text:p>
          </table:table-cell>
          <table:table-cell table:number-columns-repeated="1017"/>
        </table:table-row>
        <table:table-row table:style-name="ro4">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style-name="ce27" office:value-type="string">
            <text:p>नवीनीकरण के लिए जाँच शुरू में ही होती है |</text:p>
          </table:table-cell>
          <table:table-cell table:number-columns-repeated="1017"/>
        </table:table-row>
        <table:table-row table:style-name="ro6">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style-name="ce27" office:value-type="string">
            <text:p>चल चित्र की गुणवत्ता |</text:p>
            <text:p/>
            <text:p>अगर चल चित्र को गलत तरह से विन्यास कर दिया गया था तो कृपया सही विन्यास हमारे [window='Settings/LinkForumVideoSettings'].आदेश पहले पोस्ट में है |</text:p>
          </table:table-cell>
          <table:table-cell table:number-columns-repeated="1017"/>
        </table:table-row>
        <table:table-row table:style-name="ro4">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style-name="ce27" office:value-type="string">
            <text:p>इससे ऑन करे अगर आपकी स्क्रीन फटती है |</text:p>
          </table:table-cell>
          <table:table-cell table:number-columns-repeated="1017"/>
        </table:table-row>
        <table:table-row table:style-name="ro3">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style-name="ce27" office:value-type="string">
            <text:p>गतिशील कैमरा</text:p>
          </table:table-cell>
          <table:table-cell table:number-columns-repeated="1017"/>
        </table:table-row>
        <table:table-row table:style-name="ro3">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style-name="ce27" office:value-type="string">
            <text:p>गतिशील कैमरा का झुकाव :</text:p>
          </table:table-cell>
          <table:table-cell table:number-columns-repeated="1017"/>
        </table:table-row>
        <table:table-row table:style-name="ro1">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style-name="ce27" office:value-type="string">
            <text:p>गोष्ठी</text:p>
          </table:table-cell>
          <table:table-cell table:number-columns-repeated="1017"/>
        </table:table-row>
        <table:table-row table:style-name="ro1">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style-name="ce27" office:value-type="string">
            <text:p>पूरी स्क्रीन</text:p>
          </table:table-cell>
          <table:table-cell table:number-columns-repeated="1017"/>
        </table:table-row>
        <table:table-row table:style-name="ro1">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3">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style-name="ce27" office:value-type="string">
            <text:p>सामान्य आवाज़ की तीव्रता :</text:p>
          </table:table-cell>
          <table:table-cell table:number-columns-repeated="1017"/>
        </table:table-row>
        <table:table-row table:style-name="ro3">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style-name="ce27" office:value-type="string">
            <text:p>चित्रमुद्रण की गुणवत्ता :</text:p>
          </table:table-cell>
          <table:table-cell table:number-columns-repeated="1017"/>
        </table:table-row>
        <table:table-row table:style-name="ro1">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style-name="ce27" office:value-type="string">
            <text:p>पट्टियों को चिह्नांकित करे </text:p>
          </table:table-cell>
          <table:table-cell table:number-columns-repeated="1017"/>
        </table:table-row>
        <table:table-row table:style-name="ro3">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style-name="ce27" office:value-type="string">
            <text:p>भाषा :</text:p>
          </table:table-cell>
          <table:table-cell table:number-columns-repeated="1017"/>
        </table:table-row>
        <table:table-row table:style-name="ro4">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style-name="ce27" office:value-type="string">
            <text:p><text:a xlink:href="http://opengamestudio.org/topic/video-settings-autodetection" xlink:type="simple">http://opengamestudio.org/topic/video-settings-autodetection</text:a></text:p>
          </table:table-cell>
          <table:table-cell table:number-columns-repeated="1017"/>
        </table:table-row>
        <table:table-row table:style-name="ro3">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style-name="ce27" office:value-type="string">
            <text:p>माउस की संवेदनशीलता :</text:p>
          </table:table-cell>
          <table:table-cell table:number-columns-repeated="1017"/>
        </table:table-row>
        <table:table-row table:style-name="ro3">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style-name="ce27" office:value-type="string">
            <text:p>गीत माला :</text:p>
          </table:table-cell>
          <table:table-cell table:number-columns-repeated="1017"/>
        </table:table-row>
        <table:table-row table:style-name="ro3">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style-name="ce27" office:value-type="string">
            <text:p>गीतों की तीव्रता :</text:p>
          </table:table-cell>
          <table:table-cell table:number-columns-repeated="1017"/>
        </table:table-row>
        <table:table-row table:style-name="ro1">
          <table:table-cell table:style-name="ce1" office:value-type="string">
            <text:p>SETTINGS_ONLINE_LOGIN</text:p>
          </table:table-cell>
          <table:table-cell table:style-name="ce8" office:value-type="string">
            <text:p>Login:</text:p>
          </table:table-cell>
          <table:table-cell table:style-name="ce8" office:value-type="string">
            <text:p>Логин:</text:p>
          </table:table-cell>
          <table:table-cell table:style-name="ce10" office:value-type="string">
            <text:p>Login:</text:p>
          </table:table-cell>
          <table:table-cell table:style-name="ce18"/>
          <table:table-cell table:style-name="ce8"/>
          <table:table-cell table:style-name="ce27"/>
          <table:table-cell table:number-columns-repeated="1017"/>
        </table:table-row>
        <table:table-row table:style-name="ro1">
          <table:table-cell table:style-name="ce1" office:value-type="string">
            <text:p>SETTINGS_ONLINE_PASSWORD</text:p>
          </table:table-cell>
          <table:table-cell table:style-name="ce8" office:value-type="string">
            <text:p>Password:</text:p>
          </table:table-cell>
          <table:table-cell table:style-name="ce8" office:value-type="string">
            <text:p>Пароль:</text:p>
          </table:table-cell>
          <table:table-cell table:style-name="ce8" office:value-type="string">
            <text:p>Passwort:</text:p>
          </table:table-cell>
          <table:table-cell table:style-name="ce18"/>
          <table:table-cell table:style-name="ce8"/>
          <table:table-cell table:style-name="ce27"/>
          <table:table-cell table:number-columns-repeated="1017"/>
        </table:table-row>
        <table:table-row table:style-name="ro1">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style-name="ce27" office:value-type="string">
            <text:p>केवल क्षैतिज </text:p>
          </table:table-cell>
          <table:table-cell table:number-columns-repeated="1017"/>
        </table:table-row>
        <table:table-row table:style-name="ro1">
          <table:table-cell table:style-name="ce1" office:value-type="string">
            <text:p>SETTINGS_OPEN_SETTINGS_DIR</text:p>
          </table:table-cell>
          <table:table-cell table:style-name="ce8" office:value-type="string">
            <text:p>Open settings directory</text:p>
          </table:table-cell>
          <table:table-cell table:style-name="ce8" office:value-type="string">
            <text:p>Открыть директорию настроек</text:p>
          </table:table-cell>
          <table:table-cell table:style-name="ce8" office:value-type="string">
            <text:p>Einstellungsordner öffnen</text:p>
          </table:table-cell>
          <table:table-cell table:style-name="ce18"/>
          <table:table-cell table:style-name="ce8"/>
          <table:table-cell table:style-name="ce27"/>
          <table:table-cell table:number-columns-repeated="1017"/>
        </table:table-row>
        <table:table-row table:style-name="ro3">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style-name="ce27" office:value-type="string">
            <text:p>रेसोल्यूशन :</text:p>
          </table:table-cell>
          <table:table-cell table:number-columns-repeated="1017"/>
        </table:table-row>
        <table:table-row table:style-name="ro1">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style-name="ce27" office:value-type="string">
            <text:p>कैमरे के घुमाव को बाधित करे <text:s/></text:p>
          </table:table-cell>
          <table:table-cell table:number-columns-repeated="1017"/>
        </table:table-row>
        <table:table-row table:style-name="ro3">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style-name="ce27" office:value-type="string">
            <text:p>दृश्य :</text:p>
          </table:table-cell>
          <table:table-cell table:number-columns-repeated="1017"/>
        </table:table-row>
        <table:table-row table:style-name="ro1">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style-name="ce27" office:value-type="string">
            <text:p>शादेर्स </text:p>
          </table:table-cell>
          <table:table-cell table:number-columns-repeated="1017"/>
        </table:table-row>
        <table:table-row table:style-name="ro1">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style-name="ce27" office:value-type="string">
            <text:p>परछाई</text:p>
          </table:table-cell>
          <table:table-cell table:number-columns-repeated="1017"/>
        </table:table-row>
        <table:table-row table:style-name="ro1">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style-name="ce27" office:value-type="string">
            <text:p>ध्वनी की तीव्रता</text:p>
          </table:table-cell>
          <table:table-cell table:number-columns-repeated="1017"/>
        </table:table-row>
        <table:table-row table:style-name="ro1">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style-name="ce27" office:value-type="string">
            <text:p>बुनावट की फ़िल्टरिंग</text:p>
          </table:table-cell>
          <table:table-cell table:number-columns-repeated="1017"/>
        </table:table-row>
        <table:table-row table:style-name="ro3">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style-name="ce27" office:value-type="string">
            <text:p>मूल वास्तु:</text:p>
          </table:table-cell>
          <table:table-cell table:number-columns-repeated="1017"/>
        </table:table-row>
        <table:table-row table:style-name="ro1">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style-name="ce27" office:value-type="string">
            <text:p>मूल वस्तुए</text:p>
          </table:table-cell>
          <table:table-cell table:number-columns-repeated="1017"/>
        </table:table-row>
        <table:table-row table:style-name="ro3">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style-name="ce27" office:value-type="string">
            <text:p>टाइल की डिटेल की जानकारी :</text:p>
          </table:table-cell>
          <table:table-cell table:number-columns-repeated="1017"/>
        </table:table-row>
        <table:table-row table:style-name="ro3">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style-name="ce27" office:value-type="string">
            <text:p>नवीनीकरण के लिए जाँच |</text:p>
          </table:table-cell>
          <table:table-cell table:number-columns-repeated="1017"/>
        </table:table-row>
        <table:table-row table:style-name="ro1">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style-name="ce27" office:value-type="string">
            <text:p>चल चित्र</text:p>
          </table:table-cell>
          <table:table-cell table:number-columns-repeated="1017"/>
        </table:table-row>
        <table:table-row table:style-name="ro1">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style-name="ce27" office:value-type="string">
            <text:p>Vsync</text:p>
          </table:table-cell>
          <table:table-cell table:number-columns-repeated="1017"/>
        </table:table-row>
        <table:table-row table:style-name="ro3">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style-name="ce27" office:value-type="string">
            <text:p>केवल नयय्युक्त खेल</text:p>
          </table:table-cell>
          <table:table-cell table:number-columns-repeated="1017"/>
        </table:table-row>
        <table:table-row table:style-name="ro1">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1">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style-name="ce27" office:value-type="string">
            <text:p>खाका</text:p>
          </table:table-cell>
          <table:table-cell table:number-columns-repeated="1017"/>
        </table:table-row>
        <table:table-row table:style-name="ro1">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style-name="ce27" office:value-type="string">
            <text:p>नाम</text:p>
          </table:table-cell>
          <table:table-cell table:number-columns-repeated="1017"/>
        </table:table-row>
        <table:table-row table:style-name="ro1">
          <table:table-cell table:style-name="ce1" office:value-type="string">
            <text:p>STATISTICS_ONLINE_FIND_MYSELF</text:p>
          </table:table-cell>
          <table:table-cell table:style-name="ce8" office:value-type="string">
            <text:p>Find myself</text:p>
          </table:table-cell>
          <table:table-cell table:style-name="ce8" office:value-type="string">
            <text:p>Найти меня</text:p>
          </table:table-cell>
          <table:table-cell table:style-name="ce8" office:value-type="string">
            <text:p>Mich finden</text:p>
          </table:table-cell>
          <table:table-cell table:style-name="ce18"/>
          <table:table-cell table:style-name="ce24"/>
          <table:table-cell table:style-name="ce27"/>
          <table:table-cell table:number-columns-repeated="1017"/>
        </table:table-row>
        <table:table-row table:style-name="ro4">
          <table:table-cell table:style-name="ce1" office:value-type="string">
            <text:p>STATISTICS_ONLINE_NO_LOGIN</text:p>
          </table:table-cell>
          <table:table-cell table:style-name="ce8" office:value-type="string">
            <text:p>No login provided (Settings &gt; Game tab)</text:p>
          </table:table-cell>
          <table:table-cell table:style-name="ce8" office:value-type="string">
            <text:p>Не указан логин (Настройки &gt; вкладка Игра)</text:p>
          </table:table-cell>
          <table:table-cell table:style-name="ce8" office:value-type="string">
            <text:p>Keine Benutzerdaten eingegeben (Einstellungen &gt; Spiel Reiter)</text:p>
          </table:table-cell>
          <table:table-cell table:style-name="ce18"/>
          <table:table-cell table:style-name="ce24"/>
          <table:table-cell table:style-name="ce27"/>
          <table:table-cell table:number-columns-repeated="1017"/>
        </table:table-row>
        <table:table-row table:style-name="ro3">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style-name="ce27" office:value-type="string">
            <text:p>शिसेन-सो जी</text:p>
          </table:table-cell>
          <table:table-cell table:number-columns-repeated="1017"/>
        </table:table-row>
        <table:table-row table:style-name="ro1">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style-name="ce27" office:value-type="string">
            <text:p>अनिसोत्रोपिक</text:p>
          </table:table-cell>
          <table:table-cell table:number-columns-repeated="1017"/>
        </table:table-row>
        <table:table-row table:style-name="ro1">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style-name="ce27" office:value-type="string">
            <text:p>बिलिनेअर</text:p>
          </table:table-cell>
          <table:table-cell table:number-columns-repeated="1017"/>
        </table:table-row>
        <table:table-row table:style-name="ro1">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style-name="ce27" office:value-type="string">
            <text:p>रेखाकार</text:p>
          </table:table-cell>
          <table:table-cell table:number-columns-repeated="1017"/>
        </table:table-row>
        <table:table-row table:style-name="ro1">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style-name="ce27" office:value-type="string">
            <text:p>कोई नहीं</text:p>
          </table:table-cell>
          <table:table-cell table:number-columns-repeated="1017"/>
        </table:table-row>
        <table:table-row table:style-name="ro1">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style-name="ce27" office:value-type="string">
            <text:p>ट्राई लीनियर</text:p>
          </table:table-cell>
          <table:table-cell table:number-columns-repeated="1017"/>
        </table:table-row>
        <table:table-row table:style-name="ro1">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सिद्ध</text:p>
          </table:table-cell>
          <table:table-cell table:number-columns-repeated="1017"/>
        </table:table-row>
        <table:table-row table:style-name="ro1">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style-name="ce27" office:value-type="string">
            <text:p>वितरण</text:p>
          </table:table-cell>
          <table:table-cell table:number-columns-repeated="1017"/>
        </table:table-row>
        <table:table-row table:style-name="ro1">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style-name="ce27" office:value-type="string">
            <text:p>प्रखर</text:p>
          </table:table-cell>
          <table:table-cell table:number-columns-repeated="1017"/>
        </table:table-row>
        <table:table-row table:style-name="ro1">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style-name="ce27" office:value-type="string">
            <text:p>अव्क्रिष्ट</text:p>
          </table:table-cell>
          <table:table-cell table:number-columns-repeated="1017"/>
        </table:table-row>
        <table:table-row table:style-name="ro1">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style-name="ce27" office:value-type="string">
            <text:p>सामान्य</text:p>
          </table:table-cell>
          <table:table-cell table:number-columns-repeated="1017"/>
        </table:table-row>
        <table:table-row table:style-name="ro18">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style-name="ce27" office:value-type="string">
            <text:p>गतिशील कैमरा </text:p>
            <text:p/>
            <text:p>यह खेल गतिशील कैमरा का प्रयोग करता है |यह खेलने के अनुभव को सुगम बनाने के लिए बना है ताकि आप आसानी से माउस द्वारा मेज़ को हिला सके | यह आमतौर पर ऑन होता है |</text:p>
            <text:p/>
            <text:p>क्या आप इसे ऑन छोड़ना चाहते है ?(आप बाद में इसे बंद कर सकते है)</text:p>
          </table:table-cell>
          <table:table-cell table:number-columns-repeated="1017"/>
        </table:table-row>
        <table:table-row table:style-name="ro1">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style-name="ce27" office:value-type="string">
            <text:p>बंद करे</text:p>
          </table:table-cell>
          <table:table-cell table:number-columns-repeated="1017"/>
        </table:table-row>
        <table:table-row table:style-name="ro1">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style-name="ce27" office:value-type="string">
            <text:p>खुला रहने दे</text:p>
          </table:table-cell>
          <table:table-cell table:number-columns-repeated="1017"/>
        </table:table-row>
        <table:table-row table:style-name="ro14">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style-name="ce27" office:value-type="string">
            <text:p>पहली बार</text:p>
            <text:p/>
            <text:p>एक टाइल को चुनने के लिए उस पर दये माउस बटन से क्लिक करे |</text:p>
            <text:p>दो टाइल की जोड़ी बना कर उन्हें हटाये |</text:p>
            <text:p/>
            <text:p>कैमरा को सँभालने के लिए बाए माउस बटन को दबा कर रखे और माउस को हिलाए | या फिर एरो-की और +/- की का प्रयोग करे Shift की के बिना |</text:p>
            <text:p>कैमरे की स्थिथि पुनः तैयार करने के लिए X दबाये |</text:p>
            <text:p/>
            <text:p>इस सन्देश को छुपाने के लिए कोई भी बटन दबाये | </text:p>
          </table:table-cell>
          <table:table-cell table:number-columns-repeated="1017"/>
        </table:table-row>
        <table:table-row table:style-name="ro11">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style-name="ce27" office:value-type="string">
            <text:p>हार</text:p>
            <text:p/>
            <text:p>कोई भी चाल नहीं बची है | आप अपनी पिछली चल को अनडू ,टाइल्स को फेट ,खेल को <text:s/>पुनः शुरू या एक नया खेल शुरू कर सकते है |</text:p>
          </table:table-cell>
          <table:table-cell table:number-columns-repeated="1017"/>
        </table:table-row>
        <table:table-row table:style-name="ro6">
          <table:table-cell table:style-name="ce1" office:value-type="string">
            <text:p>TUTORIAL_ONLINE_AVAILABLE</text:p>
          </table:table-cell>
          <table:table-cell table:style-name="ce8" office:value-type="string">
            <text:p>Online scored games are now supported</text:p>
            <text:p><text:s/></text:p>
            <text:p>You have to register at website to be able to play an online scored game and enable it in Settings.</text:p>
            <text:p><text:s/></text:p>
            <text:p>Do you want to go to website for registration and to Settings to enable online scoring?</text:p>
          </table:table-cell>
          <table:table-cell table:style-name="ce8" office:value-type="string">
            <text:p>Теперь поддерживаются игры с сетевым рейтингом</text:p>
            <text:p><text:s/></text:p>
            <text:p><text:span text:style-name="T1">Вам необходимо зарегистрироваться на сайте, чтобы играть с сетевым рейтингом, а также включить его в Настройках.</text:span></text:p>
            <text:p><text:span text:style-name="T1"><text:s/></text:span></text:p>
            <text:p><text:span text:style-name="T1">Хотите перейти на сайт для регистрации и в Настройки для включения сетевого рейтинга?</text:span></text:p>
          </table:table-cell>
          <table:table-cell table:style-name="ce8" office:value-type="string">
            <text:p>Online Highscores sind jetzt verfügbar.</text:p>
            <text:p><text:s/></text:p>
            <text:p>Sie müssen sich online registrieren, bevor Ihre Highscores online übertragen werden können.</text:p>
            <text:p><text:s/></text:p>
            <text:p>Wollen Sie die Registrierungsseite zur registrierung aufrufen und dann in die Einstellungen die Highscorelisten aktivieren?</text:p>
          </table:table-cell>
          <table:table-cell table:style-name="ce18"/>
          <table:table-cell table:style-name="ce8"/>
          <table:table-cell table:style-name="ce27"/>
          <table:table-cell table:number-columns-repeated="1017"/>
        </table:table-row>
        <table:table-row table:style-name="ro19">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style-name="ce27" office:value-type="string">
            <text:p>सर्वेक्षण</text:p>
            <text:p/>
            <text:p>आप OGS Mahjong के एक टेस्टिंग संस्करण को खेल रहे है |ये अभी अधुरा है और असंतुलित भी हो सकता है |क्या आप इस खेल को बेहतर बनाने के लिए सर्वेक्षण में भाग लेना चाहते है ? </text:p>
          </table:table-cell>
          <table:table-cell table:number-columns-repeated="1017"/>
        </table:table-row>
        <table:table-row table:style-name="ro1">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style-name="ce27" office:value-type="string">
            <text:p>बाद में</text:p>
          </table:table-cell>
          <table:table-cell table:number-columns-repeated="1017"/>
        </table:table-row>
        <table:table-row table:style-name="ro11">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style-name="ce27" office:value-type="string">
            <text:p>जीत</text:p>
            <text:p/>
            <text:p>बधाई हो!!! आप जीत गए !!!</text:p>
            <text:p>अपना नाम डाले और देखे के आप क्रम सूची में कहा तक पहुचे |</text:p>
          </table:table-cell>
          <table:table-cell table:number-columns-repeated="1017"/>
        </table:table-row>
        <table:table-row table:style-name="ro1">
          <table:table-cell table:style-name="ce6" office:value-type="string">
            <text:p>URL_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27" office:value-type="string">
            <text:p><text:a xlink:href="http://opengamestudio.org/donate" xlink:type="simple">http://opengamestudio.org/donate</text:a></text:p>
          </table:table-cell>
          <table:table-cell table:number-columns-repeated="1017"/>
        </table:table-row>
        <table:table-row table:style-name="ro1">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27" office:value-type="string">
            <text:p>http://opengamestudio.org/lang/en/join-us </text:p>
          </table:table-cell>
          <table:table-cell table:number-columns-repeated="1017"/>
        </table:table-row>
        <table:table-row table:style-name="ro1">
          <table:table-cell table:style-name="ce6" office:value-type="string">
            <text:p>URL_ONLINE_REGISTRATION</text:p>
          </table:table-cell>
          <table:table-cell table:style-name="ce14" office:value-type="string">
            <text:p><text:a xlink:href="http://mjstats.opengamestudio.org/account" xlink:type="simple">http://mjstats.opengamestudio.org/account</text:a></text:p>
          </table:table-cell>
          <table:table-cell table:style-name="ce14" table:number-columns-repeated="4"/>
          <table:table-cell table:style-name="ce27"/>
          <table:table-cell table:number-columns-repeated="1017"/>
        </table:table-row>
        <table:table-row table:style-name="ro4">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style-name="ce27" office:value-type="string">
            <text:p><text:a xlink:href="http://opengamestudio.org/lang/en/ogs-mahjong-testing-survey" xlink:type="simple">http://opengamestudio.org/lang/en/ogs-mahjong-testing-survey</text:a></text:p>
          </table:table-cell>
          <table:table-cell table:number-columns-repeated="1017"/>
        </table:table-row>
        <table:table-row table:style-name="ro1">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style-name="ce27" office:value-type="string">
            <text:p>हाँ</text:p>
          </table:table-cell>
          <table:table-cell table:number-columns-repeated="1017"/>
        </table:table-row>
        <table:table-row table:style-name="ro20" table:number-rows-repeated="1048389">
          <table:table-cell table:number-columns-repeated="1024"/>
        </table:table-row>
        <table:table-row table:style-name="ro21">
          <table:table-cell table:number-columns-repeated="1024"/>
        </table:table-row>
      </table:table>
      <table:table table:name="Sheet2" table:style-name="ta2">
        <table:table-column table:style-name="co7" table:number-columns-repeated="1024" table:default-cell-style-name="Default"/>
        <table:table-row table:style-name="ro22" table:number-rows-repeated="1048575">
          <table:table-cell table:number-columns-repeated="1024"/>
        </table:table-row>
        <table:table-row table:style-name="ro22">
          <table:table-cell table:number-columns-repeated="1024"/>
        </table:table-row>
      </table:table>
      <table:table table:name="Sheet3" table:style-name="ta3">
        <table:table-column table:style-name="co7" table:number-columns-repeated="1024" table:default-cell-style-name="Default"/>
        <table:table-row table:style-name="ro22" table:number-rows-repeated="1048575">
          <table:table-cell table:number-columns-repeated="1024"/>
        </table:table-row>
        <table:table-row table:style-name="ro22">
          <table:table-cell table:number-columns-repeated="1024"/>
        </table:table-row>
      </table:table>
      <table:named-expressions/>
      <table:database-ranges>
        <table:database-range table:name="__Anonymous_Sheet_DB__0" table:target-range-address="Sheet1.A1:Sheet1.E18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9P0" style:volatile="true">
      <number:currency-symbol number:language="en" number:country="US">$</number:currency-symbol>
      <number:number number:decimal-places="2" number:min-integer-digits="1" number:grouping="true"/>
    </number:currency-style>
    <number:currency-style style:name="N149">
      <style:text-properties fo:color="#ff0000"/>
      <number:text>-</number:text>
      <number:currency-symbol number:language="en" number:country="US">$</number:currency-symbol>
      <number:number number:decimal-places="2" number:min-integer-digits="1" number:grouping="true"/>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3">00.00.0000</text:date>, <text:time style:data-style-name="N2" text:time-value="0000-00-00T23:52:08">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23T23:52:27</dc:date>
    <meta:editing-cycles>192</meta:editing-cycles>
    <meta:editing-duration>PT11H25M24S</meta:editing-duration>
    <meta:generator>LibreOffice/4.0.4.2$Linux_X86_64 LibreOffice_project/400m0$Build-2</meta:generator>
    <meta:document-statistic meta:table-count="3" meta:cell-count="1249" meta:object-count="0"/>
  </office:meta>
</office:document-meta>
</file>